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beb83" officeooo:paragraph-rsid="000beb83"/>
    </style:style>
    <style:style style:name="P2" style:family="paragraph" style:parent-style-name="Standard">
      <style:text-properties style:font-name="Times New Roman" officeooo:rsid="000dc81d" officeooo:paragraph-rsid="000dc81d"/>
    </style:style>
    <style:style style:name="P3" style:family="paragraph" style:parent-style-name="Standard" style:list-style-name="L1">
      <style:text-properties style:font-name="Times New Roman" officeooo:rsid="000e82af" officeooo:paragraph-rsid="000e82af"/>
    </style:style>
    <style:style style:name="P4" style:family="paragraph" style:parent-style-name="Standard">
      <style:text-properties style:font-name="Times New Roman" officeooo:rsid="000e82af" officeooo:paragraph-rsid="000e82af"/>
    </style:style>
    <style:style style:name="P5" style:family="paragraph" style:parent-style-name="Standard">
      <style:text-properties style:font-name="Times New Roman" officeooo:rsid="0014c6fe" officeooo:paragraph-rsid="0014c6fe"/>
    </style:style>
    <style:style style:name="P6" style:family="paragraph" style:parent-style-name="Standard">
      <style:text-properties style:font-name="Times New Roman" officeooo:rsid="0015fb33" officeooo:paragraph-rsid="0015fb33"/>
    </style:style>
    <style:style style:name="P7" style:family="paragraph" style:parent-style-name="Standard">
      <style:text-properties style:font-name="Times New Roman" officeooo:rsid="0015fe08" officeooo:paragraph-rsid="0015fe08"/>
    </style:style>
    <style:style style:name="P8" style:family="paragraph" style:parent-style-name="Standard" style:list-style-name="L2">
      <style:text-properties style:font-name="Times New Roman" officeooo:rsid="0015fe08" officeooo:paragraph-rsid="0015fe08"/>
    </style:style>
    <style:style style:name="P9" style:family="paragraph" style:parent-style-name="Standard" style:list-style-name="L2">
      <style:text-properties style:font-name="Times New Roman" officeooo:paragraph-rsid="0015fe08"/>
    </style:style>
    <style:style style:name="P10" style:family="paragraph" style:parent-style-name="Standard" style:list-style-name="L3">
      <style:text-properties style:font-name="Times New Roman" officeooo:rsid="0018d216" officeooo:paragraph-rsid="0018d216"/>
    </style:style>
    <style:style style:name="P11" style:family="paragraph" style:parent-style-name="Standard" style:list-style-name="L6">
      <style:text-properties style:font-name="Times New Roman" officeooo:rsid="001c3c08" officeooo:paragraph-rsid="001c3c08"/>
    </style:style>
    <style:style style:name="P12" style:family="paragraph" style:parent-style-name="Standard">
      <style:text-properties style:font-name="Times New Roman" officeooo:rsid="001c3c08" officeooo:paragraph-rsid="001c3c08"/>
    </style:style>
    <style:style style:name="P13" style:family="paragraph" style:parent-style-name="Standard">
      <style:text-properties style:font-name="Times New Roman" officeooo:rsid="001d3a96" officeooo:paragraph-rsid="001d3a96"/>
    </style:style>
    <style:style style:name="P14" style:family="paragraph" style:parent-style-name="Standard" style:list-style-name="L7">
      <style:text-properties style:font-name="Times New Roman" officeooo:rsid="001db749" officeooo:paragraph-rsid="001db749"/>
    </style:style>
    <style:style style:name="P15" style:family="paragraph" style:parent-style-name="Standard" style:list-style-name="L7">
      <style:text-properties style:font-name="Times New Roman" fo:font-weight="normal" officeooo:rsid="00232783" officeooo:paragraph-rsid="00232783" style:font-weight-asian="normal" style:font-weight-complex="normal"/>
    </style:style>
    <style:style style:name="P16" style:family="paragraph" style:parent-style-name="Standard">
      <style:text-properties style:font-name="Times New Roman" fo:font-weight="normal" officeooo:rsid="00232783" officeooo:paragraph-rsid="00232783" style:font-weight-asian="normal" style:font-weight-complex="normal"/>
    </style:style>
    <style:style style:name="P17" style:family="paragraph" style:parent-style-name="Standard">
      <style:text-properties style:font-name="Times New Roman" fo:font-weight="normal" officeooo:rsid="0025e65a" officeooo:paragraph-rsid="0025e65a" style:font-weight-asian="normal" style:font-weight-complex="normal"/>
    </style:style>
    <style:style style:name="P18" style:family="paragraph" style:parent-style-name="Standard">
      <style:text-properties style:font-name="Times New Roman" fo:font-weight="normal" officeooo:rsid="00281d8f" officeooo:paragraph-rsid="00281d8f" style:font-weight-asian="normal" style:font-weight-complex="normal"/>
    </style:style>
    <style:style style:name="P19" style:family="paragraph" style:parent-style-name="Standard" style:list-style-name="L8">
      <style:text-properties style:font-name="Times New Roman" fo:font-weight="normal" officeooo:rsid="002c1035" officeooo:paragraph-rsid="002c1035" style:font-weight-asian="normal" style:font-weight-complex="normal"/>
    </style:style>
    <style:style style:name="P20" style:family="paragraph" style:parent-style-name="Standard" style:list-style-name="L8">
      <style:text-properties style:font-name="Times New Roman" fo:font-weight="normal" officeooo:rsid="004011a5" officeooo:paragraph-rsid="004011a5" style:font-weight-asian="normal" style:font-weight-complex="normal"/>
    </style:style>
    <style:style style:name="P21" style:family="paragraph" style:parent-style-name="Standard" style:list-style-name="L8">
      <style:text-properties style:font-name="Times New Roman" fo:font-weight="normal" officeooo:rsid="0040cade" officeooo:paragraph-rsid="0040cade" style:font-weight-asian="normal" style:font-weight-complex="normal"/>
    </style:style>
    <style:style style:name="P22" style:family="paragraph" style:parent-style-name="Standard" style:list-style-name="L8">
      <style:text-properties style:font-name="Times New Roman" fo:font-weight="normal" officeooo:rsid="0043ed38" officeooo:paragraph-rsid="0043ed38" style:font-weight-asian="normal" style:font-weight-complex="normal"/>
    </style:style>
    <style:style style:name="P23" style:family="paragraph" style:parent-style-name="Standard">
      <style:text-properties style:font-name="Times New Roman" fo:font-weight="normal" officeooo:rsid="0043ed38" officeooo:paragraph-rsid="0043ed38" style:font-weight-asian="normal" style:font-weight-complex="normal"/>
    </style:style>
    <style:style style:name="P24" style:family="paragraph" style:parent-style-name="Standard">
      <style:text-properties style:font-name="Times New Roman" fo:font-weight="normal" officeooo:rsid="00467062" officeooo:paragraph-rsid="00467062" style:font-weight-asian="normal" style:font-weight-complex="normal"/>
    </style:style>
    <style:style style:name="P25" style:family="paragraph" style:parent-style-name="Standard">
      <style:text-properties style:font-name="Times New Roman" fo:font-weight="normal" officeooo:rsid="0046d6aa" officeooo:paragraph-rsid="0046d6aa" style:font-weight-asian="normal" style:font-weight-complex="normal"/>
    </style:style>
    <style:style style:name="P26" style:family="paragraph" style:parent-style-name="Standard" style:list-style-name="L9">
      <style:text-properties style:font-name="Times New Roman" fo:font-weight="normal" officeooo:rsid="0046d6aa" officeooo:paragraph-rsid="0046d6aa" style:font-weight-asian="normal" style:font-weight-complex="normal"/>
    </style:style>
    <style:style style:name="P27" style:family="paragraph" style:parent-style-name="Standard" style:list-style-name="L9">
      <style:text-properties style:font-name="Times New Roman" fo:font-weight="normal" officeooo:rsid="00480fdd" officeooo:paragraph-rsid="00480fdd" style:font-weight-asian="normal" style:font-weight-complex="normal"/>
    </style:style>
    <style:style style:name="P28" style:family="paragraph" style:parent-style-name="Standard">
      <style:text-properties style:font-name="Times New Roman" fo:font-weight="normal" officeooo:rsid="004bd548" officeooo:paragraph-rsid="004bd548" style:font-weight-asian="normal" style:font-weight-complex="normal"/>
    </style:style>
    <style:style style:name="P29" style:family="paragraph" style:parent-style-name="Standard">
      <style:text-properties style:font-name="Times New Roman" fo:font-weight="normal" officeooo:rsid="004ced8c" officeooo:paragraph-rsid="004ced8c" style:font-weight-asian="normal" style:font-weight-complex="normal"/>
    </style:style>
    <style:style style:name="P30" style:family="paragraph" style:parent-style-name="Standard" style:list-style-name="L10">
      <style:text-properties style:font-name="Times New Roman" fo:font-weight="normal" officeooo:rsid="004ced8c" officeooo:paragraph-rsid="004ced8c" style:font-weight-asian="normal" style:font-weight-complex="normal"/>
    </style:style>
    <style:style style:name="P31" style:family="paragraph" style:parent-style-name="Standard" style:list-style-name="L10">
      <style:text-properties style:font-name="Times New Roman" fo:font-weight="normal" officeooo:rsid="00509ab5" officeooo:paragraph-rsid="00509ab5" style:font-weight-asian="normal" style:font-weight-complex="normal"/>
    </style:style>
    <style:style style:name="P32" style:family="paragraph" style:parent-style-name="Standard" style:list-style-name="L10">
      <style:text-properties style:font-name="Times New Roman" fo:font-weight="normal" officeooo:rsid="00573e3f" officeooo:paragraph-rsid="00573e3f" style:font-weight-asian="normal" style:font-weight-complex="normal"/>
    </style:style>
    <style:style style:name="P33" style:family="paragraph" style:parent-style-name="Standard" style:list-style-name="L10">
      <style:text-properties style:font-name="Times New Roman" fo:font-weight="normal" officeooo:rsid="00584bac" officeooo:paragraph-rsid="00584bac" style:font-weight-asian="normal" style:font-weight-complex="normal"/>
    </style:style>
    <style:style style:name="P34" style:family="paragraph" style:parent-style-name="Standard" style:list-style-name="L10">
      <style:text-properties style:font-name="Times New Roman" fo:font-weight="normal" officeooo:rsid="0059e7f2" officeooo:paragraph-rsid="0059e7f2" style:font-weight-asian="normal" style:font-weight-complex="normal"/>
    </style:style>
    <style:style style:name="P35" style:family="paragraph" style:parent-style-name="Standard" style:list-style-name="L10">
      <style:text-properties style:font-name="Times New Roman" fo:font-weight="normal" officeooo:rsid="005b0de9" officeooo:paragraph-rsid="005b0de9" style:font-weight-asian="normal" style:font-weight-complex="normal"/>
    </style:style>
    <style:style style:name="P36" style:family="paragraph" style:parent-style-name="Standard" style:list-style-name="L8">
      <style:text-properties style:font-name="Times New Roman" fo:font-weight="bold" officeooo:rsid="00281d8f" officeooo:paragraph-rsid="00281d8f" style:font-weight-asian="bold" style:font-weight-complex="bold"/>
    </style:style>
    <style:style style:name="P37" style:family="paragraph" style:parent-style-name="Standard" style:list-style-name="L8">
      <style:text-properties style:font-name="Times New Roman" fo:font-weight="bold" officeooo:rsid="0032d296" officeooo:paragraph-rsid="0032d296" style:font-weight-asian="bold" style:font-weight-complex="bold"/>
    </style:style>
    <style:style style:name="P38" style:family="paragraph" style:parent-style-name="Standard" style:list-style-name="L8">
      <style:text-properties style:font-name="Times New Roman" fo:font-weight="bold" officeooo:rsid="003aac21" officeooo:paragraph-rsid="003aac21" style:font-weight-asian="bold" style:font-weight-complex="bold"/>
    </style:style>
    <style:style style:name="P39" style:family="paragraph" style:parent-style-name="Standard" style:list-style-name="L8">
      <style:text-properties style:font-name="Times New Roman" fo:font-weight="bold" officeooo:rsid="0040cade" officeooo:paragraph-rsid="0040cade" style:font-weight-asian="bold" style:font-weight-complex="bold"/>
    </style:style>
    <style:style style:name="P40" style:family="paragraph" style:parent-style-name="Standard" style:list-style-name="L5">
      <style:text-properties style:font-name="Times New Roman" fo:font-weight="bold" officeooo:rsid="001a9ff3" officeooo:paragraph-rsid="001a9ff3" style:font-weight-asian="bold" style:font-weight-complex="bold"/>
    </style:style>
    <style:style style:name="P41" style:family="paragraph" style:parent-style-name="Standard" style:list-style-name="L9">
      <style:text-properties style:font-name="Times New Roman" fo:font-weight="bold" officeooo:rsid="0048c429" officeooo:paragraph-rsid="0048c429" style:font-weight-asian="bold" style:font-weight-complex="bold"/>
    </style:style>
    <style:style style:name="P42" style:family="paragraph" style:parent-style-name="Standard">
      <style:text-properties style:font-name="Times New Roman" fo:font-weight="bold" officeooo:rsid="0048c429" officeooo:paragraph-rsid="0048c429" style:font-weight-asian="bold" style:font-weight-complex="bold"/>
    </style:style>
    <style:style style:name="P43" style:family="paragraph" style:parent-style-name="Standard" style:list-style-name="L10">
      <style:text-properties style:font-name="Times New Roman" fo:font-weight="bold" officeooo:rsid="004ced8c" officeooo:paragraph-rsid="004ced8c" style:font-weight-asian="bold" style:font-weight-complex="bold"/>
    </style:style>
    <style:style style:name="P44" style:family="paragraph" style:parent-style-name="Standard" style:list-style-name="L10">
      <style:text-properties style:font-name="Times New Roman" fo:font-weight="bold" officeooo:rsid="00555701" officeooo:paragraph-rsid="00555701" style:font-weight-asian="bold" style:font-weight-complex="bold"/>
    </style:style>
    <style:style style:name="P45" style:family="paragraph" style:parent-style-name="Standard" style:list-style-name="L10">
      <style:text-properties officeooo:paragraph-rsid="00573e3f"/>
    </style:style>
    <style:style style:name="T1" style:family="text">
      <style:text-properties officeooo:rsid="000f68fe"/>
    </style:style>
    <style:style style:name="T2" style:family="text">
      <style:text-properties officeooo:rsid="0010feb2"/>
    </style:style>
    <style:style style:name="T3" style:family="text">
      <style:text-properties officeooo:rsid="0012e23a"/>
    </style:style>
    <style:style style:name="T4" style:family="text">
      <style:text-properties officeooo:rsid="0015fe08"/>
    </style:style>
    <style:style style:name="T5" style:family="text">
      <style:text-properties officeooo:rsid="0017952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2b1d" style:font-weight-asian="bold" style:font-weight-complex="bold"/>
    </style:style>
    <style:style style:name="T8" style:family="text">
      <style:text-properties fo:font-weight="bold" officeooo:rsid="002de3fd" style:font-weight-asian="bold" style:font-weight-complex="bold"/>
    </style:style>
    <style:style style:name="T9" style:family="text">
      <style:text-properties officeooo:rsid="00281d8f"/>
    </style:style>
    <style:style style:name="T10" style:family="text">
      <style:text-properties officeooo:rsid="002de3fd"/>
    </style:style>
    <style:style style:name="T11" style:family="text">
      <style:text-properties fo:font-weight="normal" officeooo:rsid="0039a14e" style:font-weight-asian="normal" style:font-weight-complex="normal"/>
    </style:style>
    <style:style style:name="T12" style:family="text">
      <style:text-properties officeooo:rsid="003cef3b"/>
    </style:style>
    <style:style style:name="T13" style:family="text">
      <style:text-properties officeooo:rsid="0040cade"/>
    </style:style>
    <style:style style:name="T14" style:family="text">
      <style:text-properties officeooo:rsid="0046d6aa"/>
    </style:style>
    <style:style style:name="T15" style:family="text">
      <style:text-properties style:font-name="Times New Roman" fo:font-weight="normal" officeooo:rsid="00573e3f" style:font-weight-asian="normal" style:font-weight-complex="normal"/>
    </style:style>
    <style:style style:name="T16" style:family="text">
      <style:text-properties officeooo:rsid="00584bac"/>
    </style:style>
    <style:style style:name="T17" style:family="text">
      <style:text-properties officeooo:rsid="005a99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cloud computing?</text:p>
      <text:p text:style-name="P2">Ans: Cloud computing is a way of using IT which has these five equally important traits.</text:p>
      <text:list xml:id="list491639605" text:style-name="L1">
        <text:list-item>
          <text:p text:style-name="P3">On demand self-service: <text:span text:style-name="T1">No human intervention needed to get resources.</text:span></text:p>
        </text:list-item>
        <text:list-item>
          <text:p text:style-name="P3">Broad network access: <text:span text:style-name="T2">Access from anywhere.</text:span></text:p>
        </text:list-item>
        <text:list-item>
          <text:p text:style-name="P3">Resource pooling: <text:span text:style-name="T2">Provider shares resources to customers.</text:span></text:p>
        </text:list-item>
        <text:list-item>
          <text:p text:style-name="P3">Rapid elasticity: <text:span text:style-name="T3">Get more resources quickly as needed.</text:span></text:p>
        </text:list-item>
        <text:list-item>
          <text:p text:style-name="P3">Measured service: <text:span text:style-name="T3">Pay only for what you consume.</text:span></text:p>
        </text:list-item>
      </text:list>
      <text:p text:style-name="P4"/>
      <text:p text:style-name="P5">2. What is the History of GCP?</text:p>
      <text:p text:style-name="P5">Ans: In 2006, it is found that virtualization was mandatory. So at that time, google switched to containerized, automated system.</text:p>
      <text:p text:style-name="P5"/>
      <text:p text:style-name="P6">3. Describe on GCP computing architectures.</text:p>
      <text:p text:style-name="P7">Ans:<text:tab/>GCP provides:</text:p>
      <text:p text:style-name="P7"/>
      <text:list xml:id="list31296106" text:style-name="L2">
        <text:list-item>
          <text:p text:style-name="P9"><text:span text:style-name="T4">IAAS →</text:span><text:span text:style-name="T5"> Infrastructure as a service</text:span></text:p>
        </text:list-item>
      </text:list>
      <text:list xml:id="list2955158027" text:style-name="L3">
        <text:list-item>
          <text:p text:style-name="P10">Provides r<text:span text:style-name="T6">aw computed storage network.</text:span></text:p>
        </text:list-item>
        <text:list-item>
          <text:p text:style-name="P10">Organized as a way of managing Data center.</text:p>
        </text:list-item>
      </text:list>
      <text:list xml:id="list154934156843006" text:continue-list="list31296106" text:style-name="L2">
        <text:list-item>
          <text:p text:style-name="P8">PAAS →<text:span text:style-name="T5"> Platform as a service</text:span></text:p>
        </text:list-item>
      </text:list>
      <text:list xml:id="list1839082240" text:style-name="L5">
        <text:list-item>
          <text:p text:style-name="P40">Binds application code to library that gives access to the infrastructure an application needs, so that we can focus only on application logic.</text:p>
        </text:list-item>
      </text:list>
      <text:list xml:id="list154935045415971" text:continue-list="list154934156843006" text:style-name="L2">
        <text:list-item>
          <text:p text:style-name="P8">SAAS →<text:span text:style-name="T5"> Software as a service (Not directly related to GCP’s main trait)</text:span></text:p>
        </text:list-item>
      </text:list>
      <text:list xml:id="list2362015248" text:style-name="L6">
        <text:list-item>
          <text:p text:style-name="P11">Ex: Google drive, Google Doc, Google Search (End users can directly use)</text:p>
        </text:list-item>
      </text:list>
      <text:p text:style-name="P12"/>
      <text:p text:style-name="P13">4. How Google Network works?</text:p>
      <text:p text:style-name="P13">Ans: </text:p>
      <text:list xml:id="list846551809" text:style-name="L7">
        <text:list-item>
          <text:p text:style-name="P14">40% of world’s internet traffic everyday.</text:p>
        </text:list-item>
        <text:list-item>
          <text:p text:style-name="P14">When an internet user sends traffic to google resource, <text:span text:style-name="T6">google responds to the user’s request from an edge network location that will provide lowest latency.</text:span></text:p>
        </text:list-item>
        <text:list-item>
          <text:p text:style-name="P15">Google’s edge-caching network sites <text:span text:style-name="T6">content close to end users to minimize latency.</text:span></text:p>
        </text:list-item>
      </text:list>
      <text:p text:style-name="P16"/>
      <text:p text:style-name="P17">5. <text:span text:style-name="T9">What is GCP regions and zones?</text:span></text:p>
      <text:p text:style-name="P18">Ans:</text:p>
      <text:list xml:id="list1737555684" text:style-name="L8">
        <text:list-item>
          <text:p text:style-name="P36">Zone is the deployment area for google cloud platform resources.</text:p>
        </text:list-item>
        <text:list-item>
          <text:p text:style-name="P19">When <text:span text:style-name="T6">anyone launch a virtual machine in GCP using compute En</text:span><text:span text:style-name="T7">gin</text:span><text:span text:style-name="T6">e, it run in a zone he specifies.</text:span> <text:span text:style-name="T10">Although some of us might think of zone as being like GCP data center, that’s not accurate. Because </text:span><text:span text:style-name="T8">zone doesn’t correspond to a single physical building.</text:span></text:p>
        </text:list-item>
        <text:list-item>
          <text:p text:style-name="P37">Zones are grouped into regions, independent geographic areas, aan we can choose what regions our GCP resources are in. <text:span text:style-name="T11">All the zones in a region have fast connectivity among them.</text:span></text:p>
        </text:list-item>
        <text:list-item>
          <text:p text:style-name="P38">Locations within regions usually have round trip network latenc<text:span text:style-name="T12">y</text:span> of under 5 millisecond.</text:p>
        </text:list-item>
        <text:list-item>
          <text:p text:style-name="P20">We can think of a <text:s/>zone as a single failure domain within a region. As part of building a fault tolerant application, we can spread their resources across multiple zones in a region. <text:span text:style-name="T13">We can run resources in different regions too.</text:span></text:p>
        </text:list-item>
        <text:list-item>
          <text:p text:style-name="P39">A few GCP services support placing resources in what we call a Multi-region. That means resources are stored redundantly in at least two geographic locations. </text:p>
          <text:p text:style-name="P21"><text:span text:style-name="T6">Example: Google cloud storage</text:span> </text:p>
        </text:list-item>
        <text:list-item>
          <text:p text:style-name="P22">At the time of writing, <text:span text:style-name="T6">GCP has 24 regions with 73 total zones. There are 3 zones per region.</text:span></text:p>
        </text:list-item>
      </text:list>
      <text:p text:style-name="P23"><text:span text:style-name="T6"/></text:p>
      <text:p text:style-name="P23"><text:span text:style-name="T6"/></text:p>
      <text:p text:style-name="P24"><text:soft-page-break/>6. <text:span text:style-name="T14">Describe on Environmental responsibility of Google Cloud.</text:span></text:p>
      <text:p text:style-name="P25">Ans:</text:p>
      <text:list xml:id="list4009089058" text:style-name="L9">
        <text:list-item>
          <text:p text:style-name="P26">Virtual world is based on physical infrastructure. And all these racks of humming servers use vast amount of energy.</text:p>
        </text:list-item>
        <text:list-item>
          <text:p text:style-name="P27">Together all existing data centers use <text:span text:style-name="T6">roughly 2% of the world’s electricity.</text:span></text:p>
        </text:list-item>
        <text:list-item>
          <text:p text:style-name="P41">Google’s data centers were the first to achieve ISO 14001 certification, which is a standard that maps out a framework for improving efficiency and reducing waste.</text:p>
        </text:list-item>
      </text:list>
      <text:p text:style-name="P42"/>
      <text:p text:style-name="P28">7. Describe on Open API policy of Google</text:p>
      <text:p text:style-name="P29">Ans:</text:p>
      <text:list xml:id="list2850199882" text:style-name="L10">
        <text:list-item>
          <text:p text:style-name="P30">Some people are afraid to bring their workloads to the cloud because they are afraid they’ll get locked into a particular vendor.</text:p>
        </text:list-item>
        <text:list-item>
          <text:p text:style-name="P43">Google gives customers the ability to run their applications elsewhere, if Google becomes no longer the best provider for their needs.</text:p>
        </text:list-item>
        <text:list-item>
          <text:p text:style-name="P31">GCP services are compatible with open source products. For example, <text:span text:style-name="T6">Bigtable. Bigtable uses the interface of the open source database : Apache HBase.</text:span></text:p>
        </text:list-item>
        <text:list-item>
          <text:p text:style-name="P44">Cloud DataProc offers the open source big data environment Hadoop as a managed service.</text:p>
        </text:list-item>
        <text:list-item>
          <text:p text:style-name="P32">Google publishes key elements of technology using open source licenses to create ecosystems that provide customers with options other than Google. <text:span text:style-name="T16">For example:</text:span></text:p>
          <text:list>
            <text:list-header>
              <text:p text:style-name="P33">a. <text:span text:style-name="T6">Tensorflow:</text:span> An open source software library for machine learning developed inside google, is the heart of a strong open source ecosystem.</text:p>
              <text:p text:style-name="P34">b. Many GCP technologies provide interoperability. For example: Kubernetes.</text:p>
              <text:p text:style-name="P34">c. <text:span text:style-name="T6">Kubernetes:</text:span> given customers the ability to mix and match microservices running acros<text:span text:style-name="T17">s</text:span> different clouds.</text:p>
              <text:p text:style-name="P35">d. <text:span text:style-name="T6">Google Stackdriver:</text:span> Lets customer monitor workload across multiple cloud providers.</text:p>
            </text:list-header>
          </text:list>
          <text:p text:style-name="P45"><text:span text:style-name="T15"><text:s text:c="2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1:34:02.833440220</meta:creation-date>
    <meta:generator>LibreOffice/6.4.6.2$Linux_X86_64 LibreOffice_project/40$Build-2</meta:generator>
    <dc:date>2021-03-09T15:49:33.965814422</dc:date>
    <meta:editing-duration>PT4H4M47S</meta:editing-duration>
    <meta:editing-cycles>79</meta:editing-cycles>
    <meta:document-statistic meta:table-count="0" meta:image-count="0" meta:object-count="0" meta:page-count="2" meta:paragraph-count="50" meta:word-count="683" meta:character-count="4054" meta:non-whitespace-character-count="3450"/>
  </office:meta>
</office:document-meta>
</file>